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work Protocol</text:p>
      <text:p text:style-name="P1"><text:span text:style-name="T1"/></text:p>
      <text:p text:style-name="P1">General Idea</text:p>
      <text:p text:style-name="P1"><text:span text:style-name="T1"/></text:p>
      <text:p text:style-name="P1"><text:span text:style-name="T1">Each conversation consists of a frame. A frame consists of the next move of each unit, unit actions and building actions. As well as unit, map and building information.</text:span></text:p>
      <text:p text:style-name="P1"><text:span text:style-name="T1"/></text:p>
      <text:p text:style-name="P1">Messages</text:p>
      <text:p text:style-name="P1"><text:span text:style-name="T1"/></text:p>
      <text:p text:style-name="P1">Start of Frame</text:p>
      <text:p text:style-name="P1"><text:span text:style-name="T1"/></text:p>
      <text:p text:style-name="P1"><text:span text:style-name="T1">S: “str”+frame_number</text:span></text:p>
      <text:p text:style-name="P1"><text:span text:style-name="T1"/></text:p>
      <text:p text:style-name="P1">End of Frame</text:p>
      <text:p text:style-name="P1"><text:span text:style-name="T1"/></text:p>
      <text:p text:style-name="P1"><text:span text:style-name="T1">S: “end” + frame_number </text:span></text:p>
      <text:p text:style-name="P1"><text:span text:style-name="T1"/></text:p>
      <text:p text:style-name="P1">Setting up</text:p>
      <text:p text:style-name="P1"><text:span text:style-name="T1"/></text:p>
      <text:p text:style-name="P1"><text:span text:style-name="T1">C: “hello”</text:span></text:p>
      <text:p text:style-name="P1"><text:span text:style-name="T1">S: “hello” + allocated client_no </text:span></text:p>
      <text:p text:style-name="P1"><text:span text:style-name="T1">C: “ok” + client_no </text:span></text:p>
      <text:p text:style-name="P1"><text:span text:style-name="T1"/></text:p>
      <text:p text:style-name="P1"><text:span text:style-name="T1">if S does not get ok then remove client </text:span></text:p>
      <text:p text:style-name="P1"><text:span text:style-name="T1"/></text:p>
      <text:p text:style-name="P1">Ready game<text:span text:style-name="T1"> </text:span></text:p>
      <text:p text:style-name="P1"><text:span text:style-name="T1"/></text:p>
      <text:p text:style-name="P1"><text:span text:style-name="T1">S: “waiting” </text:span></text:p>
      <text:p text:style-name="P1"><text:span text:style-name="T1">C: “ready” + client_no</text:span></text:p>
      <text:p text:style-name="P1"><text:span text:style-name="T1">S: “start_game” </text:span></text:p>
      <text:p text:style-name="P1"><text:span text:style-name="T1"/></text:p>
      <text:p text:style-name="P1"><text:span text:style-name="T1">waiting is sent when the server is ready to start the game and is waiting on the client</text:span></text:p>
      <text:p text:style-name="P1"><text:span text:style-name="T1">the client sends ready when it is ready</text:span></text:p>
      <text:p text:style-name="P1"><text:span text:style-name="T1">sever sends start_game when the game starts </text:span></text:p>
      <text:p text:style-name="P1"><text:span text:style-name="T1"/></text:p>
      <text:p text:style-name="P1">End game</text:p>
      <text:p text:style-name="P1"><text:span text:style-name="T1"/></text:p>
      <text:p text:style-name="P1"><text:span text:style-name="T1">S: “end game” + who_won </text:span></text:p>
      <text:p text:style-name="P1"><text:span text:style-name="T1">C: <text:s/>“ack” + client_no</text:span></text:p>
      <text:p text:style-name="P1"><text:span text:style-name="T1">S: “stats” + scores </text:span></text:p>
      <text:p text:style-name="P1"><text:span text:style-name="T1"/></text:p>
      <text:p text:style-name="P1"><text:span text:style-name="T1">server tells the client that the game was won and who won the game</text:span></text:p>
      <text:p text:style-name="P1"><text:span text:style-name="T1">client acknowledges the server's message </text:span></text:p>
      <text:p text:style-name="P1"><text:span text:style-name="T1">server tells the client the scores of the players </text:span></text:p>
      <text:p text:style-name="P1"><text:span text:style-name="T1"/></text:p>
      <text:p text:style-name="P1">Frame</text:p>
      <text:p text:style-name="P1"><text:span text:style-name="T1"/></text:p>
      <text:p text:style-name="P1">Start</text:p>
      <text:p text:style-name="P1"><text:span text:style-name="T1"/></text:p>
      <text:p text:style-name="P1"><text:span text:style-name="T1">S: “frame” + frame_no</text:span></text:p>
      <text:p text:style-name="P1"><text:span text:style-name="T1">C: echo</text:span></text:p>
      <text:p text:style-name="P1"><text:span text:style-name="T1">S: Unit Actions</text:span></text:p>
      <text:p text:style-name="P1"><text:soft-page-break/><text:span text:style-name="T1">C: “ackui” </text:span></text:p>
      <text:p text:style-name="P1"><text:span text:style-name="T1">S: Building Actions</text:span></text:p>
      <text:p text:style-name="P1"><text:span text:style-name="T1"/></text:p>
      <text:p text:style-name="P1">Unit action</text:p>
      <text:p text:style-name="P1"><text:span text:style-name="T1"/></text:p>
      <text:p text:style-name="P1"><text:span text:style-name="T1">repeat N times:</text:span></text:p>
      <text:p text:style-name="P1"><text:span text:style-name="T1"><text:tab/>S: “unmv” + unit_no + unit_movement_X + unit_movement_Y </text:span></text:p>
      <text:p text:style-name="P1"><text:span text:style-name="T1">S: “unmv” + “ex” </text:span></text:p>
      <text:p text:style-name="P1"><text:span text:style-name="T1">repeat N times:</text:span></text:p>
      <text:p text:style-name="P1"><text:span text:style-name="T1"><text:tab/>S: “unack” + unit_no</text:span></text:p>
      <text:p text:style-name="P1"><text:span text:style-name="T1">S: “unack” + “ex” </text:span></text:p>
      <text:p text:style-name="P1"><text:span text:style-name="T1">repeat N times:</text:span></text:p>
      <text:p text:style-name="P1"><text:span text:style-name="T1"><text:tab/>S: “unch” + unit_no+ unit_heath change + unit_X + unit_Y</text:span></text:p>
      <text:p text:style-name="P1"><text:span text:style-name="T1">S: “unch” + “ex” </text:span></text:p>
      <text:p text:style-name="P1"><text:span text:style-name="T1">repeat N times:</text:span></text:p>
      <text:p text:style-name="P1"><text:span text:style-name="T1"><text:tab/>S: “uncr” + unit_no + unit_type </text:span></text:p>
      <text:p text:style-name="P1"><text:span text:style-name="T1">S: “uncr” + “ex” </text:span></text:p>
      <text:p text:style-name="P1"><text:span text:style-name="T1">repeat N times:</text:span></text:p>
      <text:p text:style-name="P1"><text:span text:style-name="T1"><text:tab/>S: “uneb” + unit_no + building_no </text:span></text:p>
      <text:p text:style-name="P1"><text:span text:style-name="T1">S: “uncr” + “ex”</text:span></text:p>
      <text:p text:style-name="P1"><text:span text:style-name="T1">repeat N times:</text:span></text:p>
      <text:p text:style-name="P1"><text:span text:style-name="T1"><text:tab/> S: “unib” + unit_no + unit_no (boat no) </text:span></text:p>
      <text:p text:style-name="P1"><text:span text:style-name="T1"/></text:p>
      <text:p text:style-name="P1"><text:span text:style-name="T1">first describes a unit movement </text:span></text:p>
      <text:p text:style-name="P1"><text:span text:style-name="T1">second describes a unit starting to attack</text:span></text:p>
      <text:p text:style-name="P1"><text:span text:style-name="T1">third describes a unit health change</text:span></text:p>
      <text:p text:style-name="P1"><text:span text:style-name="T1">fourth describes the creation of a unit </text:span></text:p>
      <text:p text:style-name="P1"><text:span text:style-name="T1">fifth describes a unit entering a building </text:span></text:p>
      <text:p text:style-name="P1"><text:span text:style-name="T1">sixth describes a unit entering a boat </text:span></text:p>
      <text:p text:style-name="P1"><text:span text:style-name="T1"/></text:p>
      <text:p text:style-name="P1">Building Action<text:span text:style-name="T1"> </text:span></text:p>
      <text:p text:style-name="P1"><text:span text:style-name="T1"/></text:p>
      <text:p text:style-name="P1"><text:span text:style-name="T1">S: “bsb” + building_no </text:span></text:p>
      <text:p text:style-name="P1"><text:span text:style-name="T1"><text:s/>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5-05-31T19:50:28.72</meta:creation-date>
    <dc:date>2015-05-31T20:17:10.59</dc:date>
    <dc:creator>Harry Martin</dc:creator>
    <meta:editing-duration>PT26M36S</meta:editing-duration>
    <meta:editing-cycles>15</meta:editing-cycles>
    <meta:generator>OpenOffice/4.1.1$Win32 OpenOffice.org_project/411m6$Build-9775</meta:generator>
    <meta:document-statistic meta:table-count="0" meta:image-count="0" meta:object-count="0" meta:page-count="2" meta:paragraph-count="61" meta:word-count="297" meta:character-count="1636"/>
  </office:meta>
</office:document-meta>
</file>